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style:style>
    <style:style style:name="P2" style:family="paragraph" style:parent-style-name="Standard">
      <style:text-properties style:font-name="Lucida Sans" fo:font-size="12pt" fo:font-weight="bold" style:font-size-asian="12pt" style:font-weight-asian="bold" style:font-size-complex="12pt"/>
    </style:style>
    <style:style style:name="P3" style:family="paragraph" style:parent-style-name="Standard">
      <style:text-properties style:font-name="Lucida Sans" fo:font-weight="bold" style:font-weight-asian="bold" style:font-weight-complex="bold"/>
    </style:style>
    <style:style style:name="P4" style:family="paragraph" style:parent-style-name="Standard">
      <style:paragraph-properties fo:text-align="center" style:justify-single-word="false"/>
      <style:text-properties style:font-name="Lucida Sans"/>
    </style:style>
    <style:style style:name="P5" style:family="paragraph" style:parent-style-name="Standard">
      <style:text-properties style:font-name="Lucida Sans" fo:font-style="italic" fo:font-weight="bold" style:font-style-asian="italic" style:font-weight-asian="bold"/>
    </style:style>
    <style:style style:name="P6" style:family="paragraph" style:parent-style-name="Standard">
      <style:text-properties style:font-name="Lucida Sans" fo:font-style="italic" fo:font-weight="normal" style:font-style-asian="italic" style:font-weight-asian="normal" style:font-weight-complex="normal"/>
    </style:style>
    <style:style style:name="P7" style:family="paragraph" style:parent-style-name="Standard">
      <style:text-properties style:font-name="Lucida Sans" fo:font-style="italic" fo:font-weight="normal" style:font-style-asian="italic" style:font-weight-asian="normal" style:font-style-complex="italic" style:font-weight-complex="normal"/>
    </style:style>
    <style:style style:name="P8" style:family="paragraph" style:parent-style-name="Standard">
      <style:text-properties style:font-name="Lucida Sans" fo:font-style="italic" style:font-style-asian="italic" style:font-style-complex="italic"/>
    </style:style>
    <style:style style:name="P9" style:family="paragraph" style:parent-style-name="Standard">
      <style:text-properties style:font-name="Lucida Sans" fo:font-style="normal" fo:font-weight="normal" style:font-style-asian="normal" style:font-weight-asian="normal" style:font-style-complex="normal" style:font-weight-complex="normal"/>
    </style:style>
    <style:style style:name="P10" style:family="paragraph" style:parent-style-name="Standard">
      <style:text-properties style:font-name="Lucida Sans" officeooo:paragraph-rsid="001b5620"/>
    </style:style>
    <style:style style:name="P11" style:family="paragraph" style:parent-style-name="Standard">
      <style:text-properties style:font-name="Lucida Sans" officeooo:rsid="001b5620" officeooo:paragraph-rsid="001b5620"/>
    </style:style>
    <style:style style:name="P12" style:family="paragraph" style:parent-style-name="Standard">
      <style:text-properties style:font-name="Lucida Sans" officeooo:rsid="001b5620" officeooo:paragraph-rsid="001c70d0"/>
    </style:style>
    <style:style style:name="P13" style:family="paragraph" style:parent-style-name="Standard">
      <style:paragraph-properties fo:margin-left="0cm" fo:margin-right="0cm" fo:text-indent="1.251cm" style:auto-text-indent="false"/>
      <style:text-properties style:font-name="Lucida Sans"/>
    </style:style>
    <style:style style:name="P14" style:family="paragraph" style:parent-style-name="Text_20_body">
      <style:text-properties style:font-name="Lucida Sans"/>
    </style:style>
    <style:style style:name="P15" style:family="paragraph" style:parent-style-name="Text_20_body">
      <style:text-properties style:font-name="Lucida Sans" fo:font-size="12pt" style:font-size-asian="12pt" style:font-size-complex="12pt"/>
    </style:style>
    <style:style style:name="P16" style:family="paragraph" style:parent-style-name="Text_20_body">
      <style:text-properties style:font-name="Lucida Sans" officeooo:paragraph-rsid="001e7663"/>
    </style:style>
    <style:style style:name="P17" style:family="paragraph" style:parent-style-name="Text_20_body">
      <style:text-properties style:font-name="Lucida Sans" officeooo:paragraph-rsid="0025b175"/>
    </style:style>
    <style:style style:name="P18" style:family="paragraph" style:parent-style-name="Text_20_body">
      <style:text-properties officeooo:paragraph-rsid="001f5d3b"/>
    </style:style>
    <style:style style:name="P19" style:family="paragraph" style:parent-style-name="Heading_20_1">
      <style:text-properties style:font-name="Lucida Sans" officeooo:paragraph-rsid="001e7663"/>
    </style:style>
    <style:style style:name="P20" style:family="paragraph" style:parent-style-name="Heading_20_1">
      <style:text-properties style:font-name="Lucida Sans" fo:font-size="14pt" fo:font-style="italic" fo:font-weight="normal" style:font-size-asian="14pt" style:font-style-asian="italic" style:font-weight-asian="normal" style:font-size-complex="14pt" style:font-style-complex="italic" style:font-weight-complex="normal"/>
    </style:style>
    <style:style style:name="P21" style:family="paragraph" style:parent-style-name="Heading_20_1">
      <style:text-properties style:font-name="Lucida Sans" fo:font-size="14pt" fo:font-style="italic" fo:font-weight="normal" officeooo:paragraph-rsid="001b5620" style:font-size-asian="14pt" style:font-style-asian="italic" style:font-weight-asian="normal" style:font-size-complex="14pt" style:font-style-complex="italic" style:font-weight-complex="normal"/>
    </style:style>
    <style:style style:name="P22" style:family="paragraph" style:parent-style-name="Heading_20_1">
      <style:text-properties style:font-name="Lucida Sans" officeooo:paragraph-rsid="001b5620"/>
    </style:style>
    <style:style style:name="P23" style:family="paragraph" style:parent-style-name="Heading_20_1">
      <style:paragraph-properties fo:break-before="page"/>
      <style:text-properties style:font-name="Lucida Sans" fo:font-size="14pt" style:font-size-asian="14pt" style:font-size-complex="14pt"/>
    </style:style>
    <style:style style:name="T1" style:family="text">
      <style:text-properties fo:font-style="italic" style:font-style-asian="italic" style:font-style-complex="italic"/>
    </style:style>
    <style:style style:name="T2" style:family="text">
      <style:text-properties fo:font-style="italic" officeooo:rsid="002d0eef" style:font-style-asian="italic" style:font-style-complex="italic"/>
    </style:style>
    <style:style style:name="T3" style:family="text">
      <style:text-properties style:font-name="Lucida Sans"/>
    </style:style>
    <style:style style:name="T4" style:family="text">
      <style:text-properties style:font-name="Lucida Sans" fo:font-style="normal" fo:font-weight="normal" style:font-style-asian="normal" style:font-weight-asian="normal" style:font-style-complex="normal" style:font-weight-complex="normal"/>
    </style:style>
    <style:style style:name="T5" style:family="text">
      <style:text-properties style:font-name="Lucida Sans" fo:font-style="italic" fo:font-weight="bold" style:font-style-asian="italic" style:font-weight-asian="bold"/>
    </style:style>
    <style:style style:name="T6" style:family="text">
      <style:text-properties style:font-name="Lucida Sans" fo:font-style="italic" officeooo:rsid="0021ed19" style:font-style-asian="italic" style:font-style-complex="italic"/>
    </style:style>
    <style:style style:name="T7" style:family="text">
      <style:text-properties style:font-name="Lucida Sans" officeooo:rsid="0021ed19"/>
    </style:style>
    <style:style style:name="T8" style:family="text">
      <style:text-properties style:font-name="Lucida Sans" officeooo:rsid="0022e12c"/>
    </style:style>
    <style:style style:name="T9" style:family="text">
      <style:text-properties style:font-name="Lucida Sans" officeooo:rsid="0023de2e"/>
    </style:style>
    <style:style style:name="T10" style:family="text">
      <style:text-properties style:font-name="Lucida Sans" officeooo:rsid="002a4409"/>
    </style:style>
    <style:style style:name="T11" style:family="text">
      <style:text-properties style:font-name="Lucida Sans" officeooo:rsid="001f5d3b"/>
    </style:style>
    <style:style style:name="T12" style:family="text">
      <style:text-properties style:font-name="Lucida Sans" officeooo:rsid="002d0eef"/>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90a08" style:font-style-asian="normal" style:font-weight-asian="normal" style:font-style-complex="normal" style:font-weight-complex="normal"/>
    </style:style>
    <style:style style:name="T15" style:family="text">
      <style:text-properties fo:font-style="normal" fo:font-weight="normal" officeooo:rsid="001a5ae6" style:font-style-asian="normal" style:font-weight-asian="normal" style:font-style-complex="normal" style:font-weight-complex="normal"/>
    </style:style>
    <style:style style:name="T16" style:family="text">
      <style:text-properties officeooo:rsid="001a5ae6"/>
    </style:style>
    <style:style style:name="T17" style:family="text">
      <style:text-properties officeooo:rsid="001b5620"/>
    </style:style>
    <style:style style:name="T18" style:family="text">
      <style:text-properties fo:font-size="12pt" style:font-size-asian="12pt" style:font-size-complex="12pt"/>
    </style:style>
    <style:style style:name="T19" style:family="text">
      <style:text-properties fo:font-size="12pt" officeooo:rsid="001b5620" style:font-size-asian="12pt" style:font-size-complex="12pt"/>
    </style:style>
    <style:style style:name="T20" style:family="text">
      <style:text-properties fo:font-size="12pt" fo:font-style="normal" fo:font-weight="normal" officeooo:rsid="001b5620" style:font-size-asian="12pt" style:font-style-asian="normal" style:font-weight-asian="normal" style:font-size-complex="12pt" style:font-style-complex="normal" style:font-weight-complex="normal"/>
    </style:style>
    <style:style style:name="T21" style:family="text">
      <style:text-properties fo:font-size="12pt" fo:font-style="italic" fo:font-weight="normal" officeooo:rsid="001b5620" style:font-size-asian="12pt" style:font-style-asian="italic" style:font-weight-asian="normal" style:font-size-complex="12pt" style:font-style-complex="italic" style:font-weight-complex="normal"/>
    </style:style>
    <style:style style:name="T22" style:family="text">
      <style:text-properties fo:font-size="12pt" fo:font-style="italic" fo:font-weight="normal" officeooo:rsid="001e7663" style:font-size-asian="12pt" style:font-style-asian="italic" style:font-weight-asian="normal" style:font-size-complex="12pt" style:font-style-complex="italic" style:font-weight-complex="normal"/>
    </style:style>
    <style:style style:name="T23" style:family="text">
      <style:text-properties officeooo:rsid="001c213d"/>
    </style:style>
    <style:style style:name="T24" style:family="text">
      <style:text-properties officeooo:rsid="0023de2e"/>
    </style:style>
    <style:style style:name="T25" style:family="text">
      <style:text-properties officeooo:rsid="0025b175"/>
    </style:style>
    <style:style style:name="T26" style:family="text">
      <style:text-properties officeooo:rsid="002d0e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GAwxM version 2.4 <text:span text:style-name="T16">(and 3.2) </text:span>for Windows</text:h>
      <text:p text:style-name="P16">The mathematical code was developed from the web-based, published paper, <text:span text:style-name="T1">A Survey of Geometric Algebra and Geometric Calculus </text:span></text:p>
      <text:h text:style-name="P19" text:outline-level="1"><text:span text:style-name="Default_20_Paragraph_20_Font"><text:span text:style-name="T21">GAwxM version </text:span></text:span><text:span text:style-name="Default_20_Paragraph_20_Font"><text:span text:style-name="T22">2.4</text:span></text:span></text:h>
      <text:p text:style-name="P17">...and examples from Projective Geometry and Space-time Algebra were coded <text:span text:style-name="T25">using the GAwxM extrinsic functions specifically for Geometric Algebra (GA).</text:span></text:p>
      <text:h text:style-name="P19" text:outline-level="1"><text:span text:style-name="Default_20_Paragraph_20_Font"><text:span text:style-name="T21">GAwxM version </text:span></text:span><text:span text:style-name="Default_20_Paragraph_20_Font"><text:span text:style-name="T22">3.2</text:span></text:span></text:h>
      <text:p text:style-name="P18"><text:span text:style-name="T3">...and </text:span><text:span text:style-name="T11">although topics for General Relativity have been included within the GAwxM environment, this work does not use the GA functions. There is some clarification of the use of the intrinsic ctensor package for cosmological models. </text:span><text:span text:style-name="T9">W</text:span><text:span text:style-name="T7">ork supporting the online article </text:span><text:span text:style-name="T6">Transforms for the early Kerr metric </text:span><text:span text:style-name="T10">was</text:span><text:span text:style-name="T9"> also included </text:span><text:span text:style-name="T10">where a novel, </text:span><text:span text:style-name="T8">non-rotating metric was found as an alternative to the Schwarzschild metric.</text:span></text:p>
      <text:h text:style-name="P20" text:outline-level="1"><text:span text:style-name="T24">Setup for </text:span>GAwxM version 2.4 <text:span text:style-name="T24">to 3.2</text:span></text:h>
      <text:p text:style-name="P15">This should clarify the setup sequence under the Windows operating system. The best environment is a standalone machine (not connected to the web) with an early version of Windows e.g.an old laptop with a Pentium cpu under Windows 98. </text:p>
      <text:p text:style-name="P15">Development of GAwxM started in 2012 under Ubuntu 12.04 LTS (LifeTime Support) using wxMaxima 12.04.0 and the project is now being documented with the readme files under Windows. These earlier combinations of operating systems and CAS were quite adequate (and preferable) to later versions. </text:p>
      <text:p text:style-name="P14"/>
      <text:p text:style-name="P3">How to set up a development system under Windows</text:p>
      <text:p text:style-name="P4"/>
      <text:p text:style-name="P5">Installation of wxMaxima</text:p>
      <text:p text:style-name="P5"/>
      <text:p text:style-name="P6"><text:a xlink:type="simple" xlink:href="https://sourceforge.net/projects/maxima/files/Maxima-Windows/">https://sourceforge.net/projects/maxima/files/Maxima-Windows/</text:a></text:p>
      <text:p text:style-name="P5"/>
      <text:p text:style-name="P9">Select an early version and download the zip file to the Desktop. </text:p>
      <text:p text:style-name="P9"/>
      <text:p text:style-name="P8"><text:a xlink:type="simple" xlink:href="https://sourceforge.net/projects/maxima/files/Maxima-Windows/5.24.0-Windows/">https://sourceforge.net/projects/maxima/files/Maxima-Windows/5.24.0-Windows/</text:a></text:p>
      <text:p text:style-name="P7"/>
      <text:p text:style-name="P9">If it has an extension...tar.gz then install 7-zip and extract the folder to the Desktop. </text:p>
      <text:p text:style-name="P9">Search for wxMaxima.exe and create a shortcut. Try to run wxMaxima and it may say that it cannot find the maxima.exe computation engine.</text:p>
      <text:p text:style-name="P9"/>
      <text:p text:style-name="P9">Copy the maxima.bat file to the Desktop and rename to maxima.batch to be able to edit with Wordpad. <text:s/>Edit the path in file, maxima.batch as required. Save and exit and rename again to maxima.bat, then overwrite the original.</text:p>
      <text:p text:style-name="Standard"/>
      <text:p text:style-name="Standard"><text:span text:style-name="Default_20_Paragraph_20_Font"><text:span text:style-name="T3">In order to prevent early problems with maxima it is best to follow these </text:span></text:span><text:soft-page-break/><text:span text:style-name="Default_20_Paragraph_20_Font"><text:span text:style-name="T3">specific (modified) tasks taken from the maxima readme file (see also DEP comments) ...</text:span></text:span></text:p>
      <text:p text:style-name="Standard"><text:span text:style-name="Default_20_Paragraph_20_Font"><text:span text:style-name="T3"><text:s/></text:span></text:span></text:p>
      <text:p text:style-name="Standard"><text:span text:style-name="Default_20_Paragraph_20_Font"><text:span text:style-name="T3">Modify the Environment for a Specific MS-DOS Program</text:span></text:span></text:p>
      <text:p text:style-name="Standard"><text:span text:style-name="Default_20_Paragraph_20_Font"><text:span text:style-name="T3"/></text:span></text:p>
      <text:p text:style-name="Standard"><text:span text:style-name="Default_20_Paragraph_20_Font"><text:span text:style-name="T3">To increase the default environment space just for maxima.bat, follow </text:span></text:span></text:p>
      <text:p text:style-name="Standard"><text:span text:style-name="Default_20_Paragraph_20_Font"><text:span text:style-name="T3">these steps: </text:span></text:span></text:p>
      <text:p text:style-name="Standard"><text:span text:style-name="Default_20_Paragraph_20_Font"><text:span text:style-name="T3"/></text:span></text:p>
      <text:p text:style-name="Standard"><text:span text:style-name="Default_20_Paragraph_20_Font"><text:span text:style-name="T3">1. <text:s/>Right-click the maxima.bat program icon, and then click Properties. (First locate the file in the folder named D:/maximaold/bin/ or wherever it was installed. This is easier on earlier versions of Windows)</text:span></text:span></text:p>
      <text:p text:style-name="Standard"><text:span text:style-name="Default_20_Paragraph_20_Font"><text:span text:style-name="T3"/></text:span></text:p>
      <text:p text:style-name="Standard"><text:span text:style-name="Default_20_Paragraph_20_Font"><text:span text:style-name="T3">2. <text:s/>Click the Memory tab. </text:span></text:span></text:p>
      <text:p text:style-name="Standard"><text:span text:style-name="Default_20_Paragraph_20_Font"><text:span text:style-name="T3"/></text:span></text:p>
      <text:p text:style-name="Standard"><text:span text:style-name="Default_20_Paragraph_20_Font"><text:span text:style-name="T3">3. <text:s/>In the Initial Environment box, type the number of kilobytes (4096) </text:span></text:span></text:p>
      <text:p text:style-name="Standard"><text:span text:style-name="Default_20_Paragraph_20_Font"><text:span text:style-name="T3"><text:s text:c="4"/>that the program requires, and then click OK.</text:span></text:span></text:p>
      <text:p text:style-name="P9"><text:span text:style-name="Default_20_Paragraph_20_Font"><text:span text:style-name="T3"/></text:span></text:p>
      <text:p text:style-name="P5">Download of GAwxM</text:p>
      <text:p text:style-name="P8"/>
      <text:p text:style-name="P1">Download <text:span text:style-name="T26">the repository using </text:span>the <text:span text:style-name="T2">Code</text:span><text:span text:style-name="T26"> <text:s/>button or the </text:span><text:span text:style-name="T2">Latest</text:span><text:span text:style-name="T26"> <text:s/>release button </text:span></text:p>
      <text:p text:style-name="P1"/>
      <text:p text:style-name="Standard"><text:a xlink:type="simple" xlink:href="https://github.com/stephenathel/gawxm" office:name="https://github.com/stephenathel/gawxm"><text:span text:style-name="T12">https://github.com/stephenathel/gawxm</text:span></text:a></text:p>
      <text:p text:style-name="P1"/>
      <text:p text:style-name="P1">For later versions of Windows that allow several different Users...</text:p>
      <text:p text:style-name="P1"/>
      <text:p text:style-name="P1"><text:bookmark-start text:name="OLE_LINK61"/>Extract into <text:bookmark-end text:name="OLE_LINK61"/><text:bookmark-start text:name="OLE_LINK21"/>your own user folder <text:bookmark-end text:name="OLE_LINK21"/><text:bookmark-start text:name="OLE_LINK31"/>C:/Users/&lt; your user folder &gt;<text:bookmark-end text:name="OLE_LINK31"/> <text:s/>to create…</text:p>
      <text:p text:style-name="P1">C:/Users/&lt; your user folder &gt;/GAwxM/ alongside the other extracted files.</text:p>
      <text:p text:style-name="P1"/>
      <text:p text:style-name="P1">For earlier single-user versions of Windows...</text:p>
      <text:p text:style-name="P1"/>
      <text:p text:style-name="P1"><text:bookmark-start text:name="OLE_LINK611"/>Extract into <text:bookmark-end text:name="OLE_LINK611"/>a user<text:bookmark-start text:name="OLE_LINK211"/> created folder <text:bookmark-end text:name="OLE_LINK211"/>e.g. <text:bookmark-start text:name="OLE_LINK311"/>C:/<text:bookmark-end text:name="OLE_LINK311"/>Maxima_user <text:s/>to retrieve…</text:p>
      <text:p text:style-name="P1">C:/Maxima_user/GAwxM/ alongside the other extracted files.</text:p>
      <text:p text:style-name="P1"/>
      <text:p text:style-name="P1">Either way, make a copy of folder /GAwxM/ as a backup e.g. /GAwxM_bak/.</text:p>
      <text:p text:style-name="P1"/>
      <text:p text:style-name="P1"><text:span text:style-name="T3">The other extracted files </text:span>may include <text:span text:style-name="T3">a self-extracting, executable, installation file (typically 32 Mbytes). If it has been allowed, the executable will be named, maxima-version.exe.</text:span></text:p>
      <text:p text:style-name="P1"/>
      <text:p text:style-name="P1">Otherwise, download a self-extracting, executable, installation file from Sourceforge. It should be from a similar generation as that above, e.g. <text:span text:style-name="T3">maxima-5.28.0-2.exe,</text:span> if one can still be found. <text:s/>The <text:span text:style-name="T3">executable maxima-version.exe file will include the wxMaxima (notebook) interface.</text:span></text:p>
      <text:p text:style-name="P1"/>
      <text:p text:style-name="P1">The maxima-version.exe file should be moved to its own program folder for extraction and installation. For earlier versions of Windows the folder could even be on another drive, e.g. D:/maximaold/.</text:p>
      <text:p text:style-name="Standard"/>
      <text:p text:style-name="P5"><text:span text:style-name="Default_20_Paragraph_20_Font"><text:span text:style-name="T3">Configuration of wxMaxima</text:span></text:span></text:p>
      <text:p text:style-name="P5"><text:span text:style-name="Default_20_Paragraph_20_Font"><text:span text:style-name="T4"/></text:span></text:p>
      <text:p text:style-name="P5"><text:span text:style-name="Default_20_Paragraph_20_Font"><text:span text:style-name="T13">Later versions of wxMaxima had altered defaults that made the input more interactive...</text:span></text:span></text:p>
      <text:p text:style-name="P5"><text:soft-page-break/><text:span text:style-name="Default_20_Paragraph_20_Font"><text:span text:style-name="T13">and less useful for the execution of the active documents of <text:s/>GAwxM...</text:span></text:span></text:p>
      <text:p text:style-name="P1"><text:span text:style-name="Default_20_Paragraph_20_Font"><text:span text:style-name="T4"/></text:span></text:p>
      <text:p text:style-name="P1"><text:span text:style-name="Default_20_Paragraph_20_Font"><text:span text:style-name="T4">Start wxMaxima...</text:span></text:span></text:p>
      <text:p text:style-name="P1"><text:bookmark-start text:name="OLE_LINK5"/></text:p>
      <text:p text:style-name="P1"><text:bookmark-end text:name="OLE_LINK5"/>Select the Edit tab and the Configure tab at the bottom; </text:p>
      <text:p text:style-name="P1"/>
      <text:p text:style-name="P1">For later versions of wxMaxima...Select Worksheet and then…</text:p>
      <text:p text:style-name="P1">untick all of:</text:p>
      <text:p text:style-name="P1"><text:tab/>Intelligently hide cell brackets</text:p>
      <text:p text:style-name="P1"><text:tab/>Enter evaluates cells</text:p>
      <text:p text:style-name="P1"><text:tab/>Open a cell when Maxima expects input</text:p>
      <text:p text:style-name="P13">Use centered dot character for multiplication</text:p>
      <text:p text:style-name="P13">Insert % before an operator at the beginning of a cell;</text:p>
      <text:p text:style-name="P1">select (ensure ticked):</text:p>
      <text:p text:style-name="P1"><text:tab/>Keep % sign with special symbols:%e, %i, etc.</text:p>
      <text:p text:style-name="P1"/>
      <text:p text:style-name="P1">For earlier versions of wxMaxima...Select Options and then…</text:p>
      <text:p text:style-name="P1">untick all of:</text:p>
      <text:p text:style-name="P1"><text:tab/>Show long expressions</text:p>
      <text:p text:style-name="P1"><text:tab/><text:span text:style-name="T3">Use centered dot character for multiplication</text:span></text:p>
      <text:p text:style-name="P1"><text:span text:style-name="T3"><text:tab/></text:span>Enter evaluates cells</text:p>
      <text:p text:style-name="P1"><text:tab/>Open a cell when Maxima expects input;</text:p>
      <text:p text:style-name="P1">select (ensure ticked):</text:p>
      <text:p text:style-name="P1"><text:tab/>Keep % sign with special symbols:%e, %i, etc.</text:p>
      <text:p text:style-name="P1"/>
      <text:p text:style-name="P1">OK the ticked selections and <text:span text:style-name="T3">quit wxMaxima.</text:span></text:p>
      <text:p text:style-name="P1"/>
      <text:p text:style-name="P1"/>
      <text:p text:style-name="P1"><text:span text:style-name="Default_20_Paragraph_20_Font"><text:span text:style-name="T5">Installation of GAwxM - User path definition</text:span></text:span></text:p>
      <text:p text:style-name="P1"><text:span text:style-name="Default_20_Paragraph_20_Font"><text:span text:style-name="T4"/></text:span></text:p>
      <text:p text:style-name="P1"><text:span text:style-name="Default_20_Paragraph_20_Font"><text:span text:style-name="T15">E</text:span></text:span><text:span text:style-name="Default_20_Paragraph_20_Font"><text:span text:style-name="T4">xamine the exported output held in the folder named .../GAwxM_setup/ and named setup_maxima-init.</text:span></text:span><text:span text:style-name="Default_20_Paragraph_20_Font"><text:span text:style-name="T15">pdf</text:span></text:span></text:p>
      <text:p text:style-name="P1"/>
      <text:p text:style-name="P1">It is easier to <text:span text:style-name="T16">read</text:span> this <text:span text:style-name="T16">pdf</text:span> document and understand the user path definition rather than stumble on, not knowing why your installation either works or fails. When you are ready, the wxMaxima document that generated the <text:span text:style-name="Default_20_Paragraph_20_Font"><text:span text:style-name="T4">exported output can be run as below.</text:span></text:span></text:p>
      <text:p text:style-name="P1"/>
      <text:p text:style-name="P1">Start wxMaxima...</text:p>
      <text:p text:style-name="P1"/>
      <text:p text:style-name="P1">open...<text:span text:style-name="Default_20_Paragraph_20_Font"><text:span text:style-name="T4">/GAwxM_setup/setup_maxima-init.wxm </text:span></text:span></text:p>
      <text:p text:style-name="P1"/>
      <text:h text:style-name="P21" text:outline-level="1"><text:span text:style-name="Default_20_Paragraph_20_Font"><text:span text:style-name="T18">GAwxM version </text:span></text:span><text:span text:style-name="Default_20_Paragraph_20_Font"><text:span text:style-name="T19">2.4</text:span></text:span></text:h>
      <text:p text:style-name="P10"><text:span text:style-name="T17">run</text:span>...<text:span text:style-name="Default_20_Paragraph_20_Font"><text:span text:style-name="T13">/GAwxM_setup/setup_maxima-init.wxm </text:span></text:span></text:p>
      <text:p text:style-name="P10"><text:span text:style-name="Default_20_Paragraph_20_Font"><text:span text:style-name="T13"/></text:span></text:p>
      <text:p text:style-name="P10"><text:span text:style-name="Default_20_Paragraph_20_Font"><text:span text:style-name="T20">This used to be just Ctrl-R</text:span></text:span></text:p>
      <text:h text:style-name="P22" text:outline-level="1"><text:span text:style-name="Default_20_Paragraph_20_Font"><text:span text:style-name="T21">GAwxM version 3.2</text:span></text:span></text:h>
      <text:p text:style-name="P12">run...<text:span text:style-name="Default_20_Paragraph_20_Font"><text:span text:style-name="T13">/GAwxM_setup/setup_maxima-init.wxm </text:span></text:span></text:p>
      <text:p text:style-name="P12"/>
      <text:p text:style-name="P12"><text:soft-page-break/>Now we need to find the Cell tab next to the Edit tab on the main wxMaxima</text:p>
      <text:p text:style-name="P11">toolbar menu <text:span text:style-name="T23">and 'Evaluate all cells' with the cursor and mouse!</text:span></text:p>
      <text:p text:style-name="P1"/>
      <text:p text:style-name="P1"><text:span text:style-name="Default_20_Paragraph_20_Font"><text:span text:style-name="T3">A few manual iterations of the running of this file may be needed until it is clear that the user path definition is working and that the installation is complete.</text:span></text:span></text:p>
      <text:p text:style-name="P1"/>
      <text:p text:style-name="P5"><text:span text:style-name="Default_20_Paragraph_20_Font"><text:span text:style-name="T5">Workflow</text:span></text:span></text:p>
      <text:p text:style-name="P5"><text:span text:style-name="Default_20_Paragraph_20_Font"><text:span text:style-name="T4"/></text:span></text:p>
      <text:p text:style-name="P5"><text:span text:style-name="Default_20_Paragraph_20_Font"><text:span text:style-name="T4">After a first read of this document and its detailed Installation sequence then a decision must be made to expend the effort. To encourage the reader to proceed there are sample output files showing both some basic functions and some more significant results. Each output was produced by running one of the documents in the source folder .../GAwxM/. The result of a run is a screen view of the source document with the mathematical results embedded in the relevant input cells. Now when the File tab and Export tab were selected this </text:span></text:span><text:span text:style-name="Default_20_Paragraph_20_Font"><text:span text:style-name="T14">allowed the </text:span></text:span><text:span text:style-name="Default_20_Paragraph_20_Font"><text:span text:style-name="T4">screen view </text:span></text:span><text:span text:style-name="Default_20_Paragraph_20_Font"><text:span text:style-name="T14">to be </text:span></text:span><text:span text:style-name="Default_20_Paragraph_20_Font"><text:span text:style-name="T4">saved to the folder named .../GAwxM_</text:span></text:span><text:span text:style-name="Default_20_Paragraph_20_Font"><text:span text:style-name="T14">pdfs</text:span></text:span><text:span text:style-name="Default_20_Paragraph_20_Font"><text:span text:style-name="T4">/ (within the appropriate sub-folder.) Each result </text:span></text:span><text:span text:style-name="Default_20_Paragraph_20_Font"><text:span text:style-name="T14">was exported </text:span></text:span><text:span text:style-name="Default_20_Paragraph_20_Font"><text:span text:style-name="T4">as a pair of files; the html and an image file for the embedded results. </text:span></text:span><text:span text:style-name="Default_20_Paragraph_20_Font"><text:span text:style-name="T14">The html was then converted to a pdf within the Opera browser.</text:span></text:span></text:p>
      <text:p text:style-name="P5"><text:span text:style-name="Default_20_Paragraph_20_Font"><text:span text:style-name="T4"/></text:span></text:p>
      <text:p text:style-name="P5"><text:span text:style-name="Default_20_Paragraph_20_Font"><text:span text:style-name="T4">All this allows the student of Geometric Algebra to make his decision while searching the web for resources. The files within a Github project may be browsed before ever downloading anything. After a download, the html files can be browsed at leisure before deciding on an installation.</text:span></text:span></text:p>
      <text:p text:style-name="P5"><text:span text:style-name="Default_20_Paragraph_20_Font"><text:span text:style-name="T4"/></text:span></text:p>
      <text:p text:style-name="P5"><text:span text:style-name="Default_20_Paragraph_20_Font"><text:span text:style-name="T4">If an installation is succesful then it is best to have a backup of the source .../GAwxM/ as e.g. .../GAwxM_bak/ and to set all sub-folders and contents of .../GAwxM/ to read-only. Then a non-read-only folder can be created elsewhere for practice on copies of the source documents (after changing them to non-read-only). Alternatively, the non-read-only folder, .../GAwxM_user/ may be used.</text:span></text:span></text:p>
      <text:p text:style-name="P5"><text:span text:style-name="Default_20_Paragraph_20_Font"><text:span text:style-name="T4"/></text:span></text:p>
      <text:p text:style-name="P5"><text:span text:style-name="Default_20_Paragraph_20_Font"><text:span text:style-name="T4">N.B. After an edit or a run of a document within a sub-folder of ../GAwxM/, an asterix appears with a prompt to save, and that should be refused for the source sub-folder documents themselves in case they happen to be non-read-only.</text:span></text:span></text:p>
      <text:p text:style-name="P1"><text:span text:style-name="Default_20_Paragraph_20_Font"><text:span text:style-name="T3"/></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Stephen Athel Abbott</meta:initial-creator>
    <meta:creation-date>2020-10-02T10:04:58</meta:creation-date>
    <dc:date>2023-02-21T06:17:19.261096723</dc:date>
    <dc:language>en-GB</dc:language>
    <meta:editing-cycles>30</meta:editing-cycles>
    <meta:editing-duration>PT6H47M7S</meta:editing-duration>
    <meta:document-statistic meta:table-count="0" meta:image-count="0" meta:object-count="0" meta:page-count="4" meta:paragraph-count="80" meta:word-count="1157" meta:character-count="7481" meta:non-whitespace-character-count="6365"/>
    <meta:user-defined meta:name="Info 1"/>
    <meta:user-defined meta:name="Info 2"/>
    <meta:user-defined meta:name="Info 3"/>
    <meta:user-defined meta:name="Info 4"/>
  </office:meta>
</office:document-meta>
</file>